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rruption_index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1" calcext:value-type="float">
            <text:p>20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1" calcext:value-type="float">
            <text:p>20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1" calcext:value-type="float">
            <text:p>20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1" calcext:value-type="float">
            <text:p>20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1" calcext:value-type="float">
            <text:p>200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1" calcext:value-type="float">
            <text:p>20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1" calcext:value-type="float">
            <text:p>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1" calcext:value-type="float">
            <text:p>200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1" calcext:value-type="float">
            <text:p>20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1" calcext:value-type="float">
            <text:p>20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1" calcext:value-type="float">
            <text:p>20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1" calcext:value-type="float">
            <text:p>20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1" calcext:value-type="float">
            <text:p>20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1" calcext:value-type="float">
            <text:p>20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1" calcext:value-type="float">
            <text:p>20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1" calcext:value-type="float">
            <text:p>200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1" calcext:value-type="float">
            <text:p>20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1" calcext:value-type="float">
            <text:p>20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1" calcext:value-type="float">
            <text:p>20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1" calcext:value-type="float">
            <text:p>20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1" calcext:value-type="float">
            <text:p>20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1" calcext:value-type="float">
            <text:p>200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1" calcext:value-type="float">
            <text:p>20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1" calcext:value-type="float">
            <text:p>20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1" calcext:value-type="float">
            <text:p>20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1" calcext:value-type="float">
            <text:p>200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1" calcext:value-type="float">
            <text:p>20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1" calcext:value-type="float">
            <text:p>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1" calcext:value-type="float">
            <text:p>200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1" calcext:value-type="float">
            <text:p>20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1" calcext:value-type="float">
            <text:p>20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1" calcext:value-type="float">
            <text:p>20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1" calcext:value-type="float">
            <text:p>20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1" calcext:value-type="float">
            <text:p>20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2" calcext:value-type="float">
            <text:p>20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2" calcext:value-type="float">
            <text:p>20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2" calcext:value-type="float">
            <text:p>200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2" calcext:value-type="float">
            <text:p>20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2" calcext:value-type="float">
            <text:p>20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2" calcext:value-type="float">
            <text:p>20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2" calcext:value-type="float">
            <text:p>200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2" calcext:value-type="float">
            <text:p>2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2" calcext:value-type="float">
            <text:p>2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2" calcext:value-type="float">
            <text:p>2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2" calcext:value-type="float">
            <text:p>20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2" calcext:value-type="float">
            <text:p>20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2" calcext:value-type="float">
            <text:p>20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2" calcext:value-type="float">
            <text:p>20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2" calcext:value-type="float">
            <text:p>20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2" calcext:value-type="float">
            <text:p>20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2" calcext:value-type="float">
            <text:p>20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2" calcext:value-type="float">
            <text:p>20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2" calcext:value-type="float">
            <text:p>20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2" calcext:value-type="float">
            <text:p>20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2" calcext:value-type="float">
            <text:p>20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2" calcext:value-type="float">
            <text:p>20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2" calcext:value-type="float">
            <text:p>200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2" calcext:value-type="float">
            <text:p>20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2" calcext:value-type="float">
            <text:p>20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2" calcext:value-type="float">
            <text:p>20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2" calcext:value-type="float">
            <text:p>20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2" calcext:value-type="float">
            <text:p>20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2" calcext:value-type="float">
            <text:p>200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2" calcext:value-type="float">
            <text:p>20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2" calcext:value-type="float">
            <text:p>20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2" calcext:value-type="float">
            <text:p>20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2" calcext:value-type="float">
            <text:p>20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2" calcext:value-type="float">
            <text:p>20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2" calcext:value-type="float">
            <text:p>20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2" calcext:value-type="float">
            <text:p>200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2" calcext:value-type="float">
            <text:p>20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2" calcext:value-type="float">
            <text:p>20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2" calcext:value-type="float">
            <text:p>2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2" calcext:value-type="float">
            <text:p>20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2" calcext:value-type="float">
            <text:p>20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3" calcext:value-type="float">
            <text:p>20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3" calcext:value-type="float">
            <text:p>20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3" calcext:value-type="float">
            <text:p>20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3" calcext:value-type="float">
            <text:p>20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3" calcext:value-type="float">
            <text:p>200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3" calcext:value-type="float">
            <text:p>20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3" calcext:value-type="float">
            <text:p>20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3" calcext:value-type="float">
            <text:p>20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3" calcext:value-type="float">
            <text:p>200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3" calcext:value-type="float">
            <text:p>20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3" calcext:value-type="float">
            <text:p>20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3" calcext:value-type="float">
            <text:p>20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3" calcext:value-type="float">
            <text:p>200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3" calcext:value-type="float">
            <text:p>20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3" calcext:value-type="float">
            <text:p>20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3" calcext:value-type="float">
            <text:p>20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3" calcext:value-type="float">
            <text:p>200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3" calcext:value-type="float">
            <text:p>20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3" calcext:value-type="float">
            <text:p>20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3" calcext:value-type="float">
            <text:p>20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3" calcext:value-type="float">
            <text:p>200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3" calcext:value-type="float">
            <text:p>20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3" calcext:value-type="float">
            <text:p>20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3" calcext:value-type="float">
            <text:p>20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3" calcext:value-type="float">
            <text:p>20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3" calcext:value-type="float">
            <text:p>20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3" calcext:value-type="float">
            <text:p>20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3" calcext:value-type="float">
            <text:p>20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3" calcext:value-type="float">
            <text:p>20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3" calcext:value-type="float">
            <text:p>20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3" calcext:value-type="float">
            <text:p>20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3" calcext:value-type="float">
            <text:p>20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3" calcext:value-type="float">
            <text:p>20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3" calcext:value-type="float">
            <text:p>20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3" calcext:value-type="float">
            <text:p>20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3" calcext:value-type="float">
            <text:p>20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3" calcext:value-type="float">
            <text:p>20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3" calcext:value-type="float">
            <text:p>20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3" calcext:value-type="float">
            <text:p>20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3" calcext:value-type="float">
            <text:p>2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4" calcext:value-type="float">
            <text:p>20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4" calcext:value-type="float">
            <text:p>20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4" calcext:value-type="float">
            <text:p>20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4" calcext:value-type="float">
            <text:p>20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4" calcext:value-type="float">
            <text:p>20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4" calcext:value-type="float">
            <text:p>200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4" calcext:value-type="float">
            <text:p>20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4" calcext:value-type="float">
            <text:p>20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4" calcext:value-type="float">
            <text:p>20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4" calcext:value-type="float">
            <text:p>20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4" calcext:value-type="float">
            <text:p>20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4" calcext:value-type="float">
            <text:p>200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4" calcext:value-type="float">
            <text:p>20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4" calcext:value-type="float">
            <text:p>20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4" calcext:value-type="float">
            <text:p>20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4" calcext:value-type="float">
            <text:p>20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4" calcext:value-type="float">
            <text:p>20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4" calcext:value-type="float">
            <text:p>20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4" calcext:value-type="float">
            <text:p>20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4" calcext:value-type="float">
            <text:p>200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4" calcext:value-type="float">
            <text:p>20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4" calcext:value-type="float">
            <text:p>20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4" calcext:value-type="float">
            <text:p>20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4" calcext:value-type="float">
            <text:p>200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4" calcext:value-type="float">
            <text:p>20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4" calcext:value-type="float">
            <text:p>20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4" calcext:value-type="float">
            <text:p>20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4" calcext:value-type="float">
            <text:p>20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4" calcext:value-type="float">
            <text:p>20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4" calcext:value-type="float">
            <text:p>2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4" calcext:value-type="float">
            <text:p>20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4" calcext:value-type="float">
            <text:p>20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4" calcext:value-type="float">
            <text:p>20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4" calcext:value-type="float">
            <text:p>20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4" calcext:value-type="float">
            <text:p>20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4" calcext:value-type="float">
            <text:p>20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4" calcext:value-type="float">
            <text:p>20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4" calcext:value-type="float">
            <text:p>20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4" calcext:value-type="float">
            <text:p>20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4" calcext:value-type="float">
            <text:p>200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4" calcext:value-type="float">
            <text:p>20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4" calcext:value-type="float">
            <text:p>2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4" calcext:value-type="float">
            <text:p>20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4" calcext:value-type="float">
            <text:p>20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4" calcext:value-type="float">
            <text:p>20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4" calcext:value-type="float">
            <text:p>20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4" calcext:value-type="float">
            <text:p>2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4" calcext:value-type="float">
            <text:p>20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4" calcext:value-type="float">
            <text:p>20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4" calcext:value-type="float">
            <text:p>2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4" calcext:value-type="float">
            <text:p>20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5" calcext:value-type="float">
            <text:p>20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5" calcext:value-type="float">
            <text:p>20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5" calcext:value-type="float">
            <text:p>20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5" calcext:value-type="float">
            <text:p>200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5" calcext:value-type="float">
            <text:p>20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5" calcext:value-type="float">
            <text:p>20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5" calcext:value-type="float">
            <text:p>20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5" calcext:value-type="float">
            <text:p>20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5" calcext:value-type="float">
            <text:p>20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5" calcext:value-type="float">
            <text:p>200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5" calcext:value-type="float">
            <text:p>20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5" calcext:value-type="float">
            <text:p>200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5" calcext:value-type="float">
            <text:p>20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5" calcext:value-type="float">
            <text:p>20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5" calcext:value-type="float">
            <text:p>20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5" calcext:value-type="float">
            <text:p>20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5" calcext:value-type="float">
            <text:p>20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5" calcext:value-type="float">
            <text:p>20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5" calcext:value-type="float">
            <text:p>20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5" calcext:value-type="float">
            <text:p>200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5" calcext:value-type="float">
            <text:p>200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5" calcext:value-type="float">
            <text:p>20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5" calcext:value-type="float">
            <text:p>20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5" calcext:value-type="float">
            <text:p>20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5" calcext:value-type="float">
            <text:p>20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5" calcext:value-type="float">
            <text:p>20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5" calcext:value-type="float">
            <text:p>20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5" calcext:value-type="float">
            <text:p>20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5" calcext:value-type="float">
            <text:p>2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5" calcext:value-type="float">
            <text:p>20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5" calcext:value-type="float">
            <text:p>20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5" calcext:value-type="float">
            <text:p>20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5" calcext:value-type="float">
            <text:p>20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5" calcext:value-type="float">
            <text:p>20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5" calcext:value-type="float">
            <text:p>20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5" calcext:value-type="float">
            <text:p>20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5" calcext:value-type="float">
            <text:p>20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5" calcext:value-type="float">
            <text:p>20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5" calcext:value-type="float">
            <text:p>200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5" calcext:value-type="float">
            <text:p>20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5" calcext:value-type="float">
            <text:p>20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5" calcext:value-type="float">
            <text:p>20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5" calcext:value-type="float">
            <text:p>20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6" calcext:value-type="float">
            <text:p>20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6" calcext:value-type="float">
            <text:p>20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6" calcext:value-type="float">
            <text:p>20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6" calcext:value-type="float">
            <text:p>20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6" calcext:value-type="float">
            <text:p>20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6" calcext:value-type="float">
            <text:p>20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6" calcext:value-type="float">
            <text:p>20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6" calcext:value-type="float">
            <text:p>20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6" calcext:value-type="float">
            <text:p>20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6" calcext:value-type="float">
            <text:p>200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6" calcext:value-type="float">
            <text:p>20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6" calcext:value-type="float">
            <text:p>200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6" calcext:value-type="float">
            <text:p>200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6" calcext:value-type="float">
            <text:p>20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6" calcext:value-type="float">
            <text:p>20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6" calcext:value-type="float">
            <text:p>20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6" calcext:value-type="float">
            <text:p>20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6" calcext:value-type="float">
            <text:p>20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6" calcext:value-type="float">
            <text:p>20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6" calcext:value-type="float">
            <text:p>20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6" calcext:value-type="float">
            <text:p>20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6" calcext:value-type="float">
            <text:p>20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6" calcext:value-type="float">
            <text:p>20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6" calcext:value-type="float">
            <text:p>20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6" calcext:value-type="float">
            <text:p>2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6" calcext:value-type="float">
            <text:p>20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6" calcext:value-type="float">
            <text:p>20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6" calcext:value-type="float">
            <text:p>20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6" calcext:value-type="float">
            <text:p>20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6" calcext:value-type="float">
            <text:p>20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6" calcext:value-type="float">
            <text:p>20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6" calcext:value-type="float">
            <text:p>20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6" calcext:value-type="float">
            <text:p>20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6" calcext:value-type="float">
            <text:p>200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6" calcext:value-type="float">
            <text:p>20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6" calcext:value-type="float">
            <text:p>20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6" calcext:value-type="float">
            <text:p>20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6" calcext:value-type="float">
            <text:p>20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6" calcext:value-type="float">
            <text:p>20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6" calcext:value-type="float">
            <text:p>20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7" calcext:value-type="float">
            <text:p>20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7" calcext:value-type="float">
            <text:p>20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7" calcext:value-type="float">
            <text:p>20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7" calcext:value-type="float">
            <text:p>20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7" calcext:value-type="float">
            <text:p>20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7" calcext:value-type="float">
            <text:p>20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7" calcext:value-type="float">
            <text:p>20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7" calcext:value-type="float">
            <text:p>20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7" calcext:value-type="float">
            <text:p>200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7" calcext:value-type="float">
            <text:p>20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7" calcext:value-type="float">
            <text:p>200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7" calcext:value-type="float">
            <text:p>20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7" calcext:value-type="float">
            <text:p>20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7" calcext:value-type="float">
            <text:p>20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7" calcext:value-type="float">
            <text:p>200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7" calcext:value-type="float">
            <text:p>200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7" calcext:value-type="float">
            <text:p>20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7" calcext:value-type="float">
            <text:p>20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7" calcext:value-type="float">
            <text:p>20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7" calcext:value-type="float">
            <text:p>20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7" calcext:value-type="float">
            <text:p>20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7" calcext:value-type="float">
            <text:p>20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7" calcext:value-type="float">
            <text:p>20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7" calcext:value-type="float">
            <text:p>20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7" calcext:value-type="float">
            <text:p>20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7" calcext:value-type="float">
            <text:p>20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7" calcext:value-type="float">
            <text:p>20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7" calcext:value-type="float">
            <text:p>20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7" calcext:value-type="float">
            <text:p>20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7" calcext:value-type="float">
            <text:p>20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7" calcext:value-type="float">
            <text:p>20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7" calcext:value-type="float">
            <text:p>200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7" calcext:value-type="float">
            <text:p>20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7" calcext:value-type="float">
            <text:p>20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7" calcext:value-type="float">
            <text:p>20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8" calcext:value-type="float">
            <text:p>2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8" calcext:value-type="float">
            <text:p>2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8" calcext:value-type="float">
            <text:p>20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8" calcext:value-type="float">
            <text:p>20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8" calcext:value-type="float">
            <text:p>200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8" calcext:value-type="float">
            <text:p>20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8" calcext:value-type="float">
            <text:p>20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8" calcext:value-type="float">
            <text:p>20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8" calcext:value-type="float">
            <text:p>20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8" calcext:value-type="float">
            <text:p>200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8" calcext:value-type="float">
            <text:p>20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8" calcext:value-type="float">
            <text:p>20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8" calcext:value-type="float">
            <text:p>20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8" calcext:value-type="float">
            <text:p>20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8" calcext:value-type="float">
            <text:p>20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8" calcext:value-type="float">
            <text:p>20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8" calcext:value-type="float">
            <text:p>20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8" calcext:value-type="float">
            <text:p>20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8" calcext:value-type="float">
            <text:p>200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8" calcext:value-type="float">
            <text:p>20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8" calcext:value-type="float">
            <text:p>200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8" calcext:value-type="float">
            <text:p>2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8" calcext:value-type="float">
            <text:p>20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8" calcext:value-type="float">
            <text:p>20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8" calcext:value-type="float">
            <text:p>20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8" calcext:value-type="float">
            <text:p>2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8" calcext:value-type="float">
            <text:p>20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8" calcext:value-type="float">
            <text:p>20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8" calcext:value-type="float">
            <text:p>200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8" calcext:value-type="float">
            <text:p>20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8" calcext:value-type="float">
            <text:p>2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8" calcext:value-type="float">
            <text:p>20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09" calcext:value-type="float">
            <text:p>20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09" calcext:value-type="float">
            <text:p>20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09" calcext:value-type="float">
            <text:p>200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09" calcext:value-type="float">
            <text:p>20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9" calcext:value-type="float">
            <text:p>20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09" calcext:value-type="float">
            <text:p>20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09" calcext:value-type="float">
            <text:p>20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09" calcext:value-type="float">
            <text:p>20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09" calcext:value-type="float">
            <text:p>20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09" calcext:value-type="float">
            <text:p>200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09" calcext:value-type="float">
            <text:p>200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9" calcext:value-type="float">
            <text:p>200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9" calcext:value-type="float">
            <text:p>20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09" calcext:value-type="float">
            <text:p>20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09" calcext:value-type="float">
            <text:p>20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9" calcext:value-type="float">
            <text:p>20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09" calcext:value-type="float">
            <text:p>20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9" calcext:value-type="float">
            <text:p>20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9" calcext:value-type="float">
            <text:p>200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09" calcext:value-type="float">
            <text:p>20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09" calcext:value-type="float">
            <text:p>20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9" calcext:value-type="float">
            <text:p>20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09" calcext:value-type="float">
            <text:p>20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09" calcext:value-type="float">
            <text:p>20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09" calcext:value-type="float">
            <text:p>20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09" calcext:value-type="float">
            <text:p>20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09" calcext:value-type="float">
            <text:p>20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09" calcext:value-type="float">
            <text:p>20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9" calcext:value-type="float">
            <text:p>20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9" calcext:value-type="float">
            <text:p>2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9" calcext:value-type="float">
            <text:p>20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09" calcext:value-type="float">
            <text:p>200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9" calcext:value-type="float">
            <text:p>20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09" calcext:value-type="float">
            <text:p>20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9" calcext:value-type="float">
            <text:p>20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09" calcext:value-type="float">
            <text:p>20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09" calcext:value-type="float">
            <text:p>20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9" calcext:value-type="float">
            <text:p>20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0" calcext:value-type="float">
            <text:p>20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0" calcext:value-type="float">
            <text:p>20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0" calcext:value-type="float">
            <text:p>20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0" calcext:value-type="float">
            <text:p>20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0" calcext:value-type="float">
            <text:p>20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0" calcext:value-type="float">
            <text:p>20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0" calcext:value-type="float">
            <text:p>20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0" calcext:value-type="float">
            <text:p>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0" calcext:value-type="float">
            <text:p>20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0" calcext:value-type="float">
            <text:p>20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0" calcext:value-type="float">
            <text:p>20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0" calcext:value-type="float">
            <text:p>20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0" calcext:value-type="float">
            <text:p>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0" calcext:value-type="float">
            <text:p>20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0" calcext:value-type="float">
            <text:p>20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0" calcext:value-type="float">
            <text:p>20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0" calcext:value-type="float">
            <text:p>20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0" calcext:value-type="float">
            <text:p>20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0" calcext:value-type="float">
            <text:p>20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0" calcext:value-type="float">
            <text:p>20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0" calcext:value-type="float">
            <text:p>20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0" calcext:value-type="float">
            <text:p>20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0" calcext:value-type="float">
            <text:p>20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0" calcext:value-type="float">
            <text:p>20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0" calcext:value-type="float">
            <text:p>20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0" calcext:value-type="float">
            <text:p>20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0" calcext:value-type="float">
            <text:p>20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0" calcext:value-type="float">
            <text:p>20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0" calcext:value-type="float">
            <text:p>20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0" calcext:value-type="float">
            <text:p>20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0" calcext:value-type="float">
            <text:p>20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0" calcext:value-type="float">
            <text:p>20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0" calcext:value-type="float">
            <text:p>20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1" calcext:value-type="float">
            <text:p>2011</text:p>
          </table:table-cell>
          <table:table-cell office:value-type="float" office:value="94.62681" calcext:value-type="float">
            <text:p>94.6268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1" calcext:value-type="float">
            <text:p>2011</text:p>
          </table:table-cell>
          <table:table-cell office:value-type="float" office:value="93.9208" calcext:value-type="float">
            <text:p>93.920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1" calcext:value-type="float">
            <text:p>2011</text:p>
          </table:table-cell>
          <table:table-cell office:value-type="float" office:value="94.03927" calcext:value-type="float">
            <text:p>94.0392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1" calcext:value-type="float">
            <text:p>2011</text:p>
          </table:table-cell>
          <table:table-cell office:value-type="float" office:value="89.89854" calcext:value-type="float">
            <text:p>89.8985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1" calcext:value-type="float">
            <text:p>2011</text:p>
          </table:table-cell>
          <table:table-cell office:value-type="float" office:value="88.01674" calcext:value-type="float">
            <text:p>88.0167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1" calcext:value-type="float">
            <text:p>2011</text:p>
          </table:table-cell>
          <table:table-cell office:value-type="float" office:value="91.66839" calcext:value-type="float">
            <text:p>91.6683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1" calcext:value-type="float">
            <text:p>2011</text:p>
          </table:table-cell>
          <table:table-cell office:value-type="float" office:value="92.98488" calcext:value-type="float">
            <text:p>92.9848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1" calcext:value-type="float">
            <text:p>2011</text:p>
          </table:table-cell>
          <table:table-cell office:value-type="float" office:value="86.72457" calcext:value-type="float">
            <text:p>86.7245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1" calcext:value-type="float">
            <text:p>2011</text:p>
          </table:table-cell>
          <table:table-cell office:value-type="float" office:value="85.0703" calcext:value-type="float">
            <text:p>85.070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1" calcext:value-type="float">
            <text:p>2011</text:p>
          </table:table-cell>
          <table:table-cell office:value-type="float" office:value="88.94497" calcext:value-type="float">
            <text:p>88.9449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1" calcext:value-type="float">
            <text:p>2011</text:p>
          </table:table-cell>
          <table:table-cell office:value-type="float" office:value="77.75084" calcext:value-type="float">
            <text:p>77.7508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1" calcext:value-type="float">
            <text:p>2011</text:p>
          </table:table-cell>
          <table:table-cell office:value-type="float" office:value="80.46144" calcext:value-type="float">
            <text:p>80.4614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1" calcext:value-type="float">
            <text:p>2011</text:p>
          </table:table-cell>
          <table:table-cell office:value-type="float" office:value="88.44156" calcext:value-type="float">
            <text:p>88.44156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1" calcext:value-type="float">
            <text:p>2011</text:p>
          </table:table-cell>
          <table:table-cell office:value-type="float" office:value="83.89815" calcext:value-type="float">
            <text:p>83.8981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1" calcext:value-type="float">
            <text:p>2011</text:p>
          </table:table-cell>
          <table:table-cell office:value-type="float" office:value="82.74027" calcext:value-type="float">
            <text:p>82.7402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1" calcext:value-type="float">
            <text:p>2011</text:p>
          </table:table-cell>
          <table:table-cell office:value-type="float" office:value="77.86903" calcext:value-type="float">
            <text:p>77.8690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1" calcext:value-type="float">
            <text:p>2011</text:p>
          </table:table-cell>
          <table:table-cell office:value-type="float" office:value="74.87431" calcext:value-type="float">
            <text:p>74.87431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1" calcext:value-type="float">
            <text:p>2011</text:p>
          </table:table-cell>
          <table:table-cell office:value-type="float" office:value="71.35683" calcext:value-type="float">
            <text:p>71.3568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1" calcext:value-type="float">
            <text:p>2011</text:p>
          </table:table-cell>
          <table:table-cell office:value-type="float" office:value="75.36039" calcext:value-type="float">
            <text:p>75.3603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1" calcext:value-type="float">
            <text:p>2011</text:p>
          </table:table-cell>
          <table:table-cell office:value-type="float" office:value="80.409" calcext:value-type="float">
            <text:p>80.40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1" calcext:value-type="float">
            <text:p>2011</text:p>
          </table:table-cell>
          <table:table-cell office:value-type="float" office:value="63.53611" calcext:value-type="float">
            <text:p>63.5361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1" calcext:value-type="float">
            <text:p>2011</text:p>
          </table:table-cell>
          <table:table-cell office:value-type="float" office:value="68.22888" calcext:value-type="float">
            <text:p>68.2288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70.05064" calcext:value-type="float">
            <text:p>70.0506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1" calcext:value-type="float">
            <text:p>2011</text:p>
          </table:table-cell>
          <table:table-cell office:value-type="float" office:value="70.4446" calcext:value-type="float">
            <text:p>70.4446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1" calcext:value-type="float">
            <text:p>2011</text:p>
          </table:table-cell>
          <table:table-cell office:value-type="float" office:value="77.73902" calcext:value-type="float">
            <text:p>77.73902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1" calcext:value-type="float">
            <text:p>2011</text:p>
          </table:table-cell>
          <table:table-cell office:value-type="float" office:value="57.42364" calcext:value-type="float">
            <text:p>57.4236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1" calcext:value-type="float">
            <text:p>2011</text:p>
          </table:table-cell>
          <table:table-cell office:value-type="float" office:value="72.13856" calcext:value-type="float">
            <text:p>72.13856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1" calcext:value-type="float">
            <text:p>2011</text:p>
          </table:table-cell>
          <table:table-cell office:value-type="float" office:value="72.89454" calcext:value-type="float">
            <text:p>72.8945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1" calcext:value-type="float">
            <text:p>2011</text:p>
          </table:table-cell>
          <table:table-cell office:value-type="float" office:value="60.97609" calcext:value-type="float">
            <text:p>60.97609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1" calcext:value-type="float">
            <text:p>2011</text:p>
          </table:table-cell>
          <table:table-cell office:value-type="float" office:value="71.55269" calcext:value-type="float">
            <text:p>71.5526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1" calcext:value-type="float">
            <text:p>2011</text:p>
          </table:table-cell>
          <table:table-cell office:value-type="float" office:value="61.36312" calcext:value-type="float">
            <text:p>61.36312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1" calcext:value-type="float">
            <text:p>2011</text:p>
          </table:table-cell>
          <table:table-cell office:value-type="float" office:value="52.07397" calcext:value-type="float">
            <text:p>52.07397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1" calcext:value-type="float">
            <text:p>2011</text:p>
          </table:table-cell>
          <table:table-cell office:value-type="float" office:value="58.0688" calcext:value-type="float">
            <text:p>58.068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1" calcext:value-type="float">
            <text:p>2011</text:p>
          </table:table-cell>
          <table:table-cell office:value-type="float" office:value="60.77882" calcext:value-type="float">
            <text:p>60.7788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1" calcext:value-type="float">
            <text:p>2011</text:p>
          </table:table-cell>
          <table:table-cell office:value-type="float" office:value="58.70487" calcext:value-type="float">
            <text:p>58.7048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1" calcext:value-type="float">
            <text:p>2011</text:p>
          </table:table-cell>
          <table:table-cell office:value-type="float" office:value="54.82418" calcext:value-type="float">
            <text:p>54.8241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1" calcext:value-type="float">
            <text:p>2011</text:p>
          </table:table-cell>
          <table:table-cell office:value-type="float" office:value="48.2171" calcext:value-type="float">
            <text:p>48.217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1" calcext:value-type="float">
            <text:p>2011</text:p>
          </table:table-cell>
          <table:table-cell office:value-type="float" office:value="47.98095" calcext:value-type="float">
            <text:p>47.9809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1" calcext:value-type="float">
            <text:p>2011</text:p>
          </table:table-cell>
          <table:table-cell office:value-type="float" office:value="47.51965" calcext:value-type="float">
            <text:p>47.51965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1" calcext:value-type="float">
            <text:p>2011</text:p>
          </table:table-cell>
          <table:table-cell office:value-type="float" office:value="41.943" calcext:value-type="float">
            <text:p>41.94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1" calcext:value-type="float">
            <text:p>2011</text:p>
          </table:table-cell>
          <table:table-cell office:value-type="float" office:value="57.61158" calcext:value-type="float">
            <text:p>57.6115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1" calcext:value-type="float">
            <text:p>2011</text:p>
          </table:table-cell>
          <table:table-cell office:value-type="float" office:value="62.65644" calcext:value-type="float">
            <text:p>62.65644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43.68084" calcext:value-type="float">
            <text:p>43.68084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1" calcext:value-type="float">
            <text:p>2011</text:p>
          </table:table-cell>
          <table:table-cell office:value-type="float" office:value="51.7456" calcext:value-type="float">
            <text:p>51.745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1" calcext:value-type="float">
            <text:p>2011</text:p>
          </table:table-cell>
          <table:table-cell office:value-type="float" office:value="62.296" calcext:value-type="float">
            <text:p>62.29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1" calcext:value-type="float">
            <text:p>2011</text:p>
          </table:table-cell>
          <table:table-cell office:value-type="float" office:value="41.32969" calcext:value-type="float">
            <text:p>41.3296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1" calcext:value-type="float">
            <text:p>2011</text:p>
          </table:table-cell>
          <table:table-cell office:value-type="float" office:value="55.92464" calcext:value-type="float">
            <text:p>55.9246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1" calcext:value-type="float">
            <text:p>2011</text:p>
          </table:table-cell>
          <table:table-cell office:value-type="float" office:value="55.24542" calcext:value-type="float">
            <text:p>55.2454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1" calcext:value-type="float">
            <text:p>2011</text:p>
          </table:table-cell>
          <table:table-cell office:value-type="float" office:value="49.83419" calcext:value-type="float">
            <text:p>49.8341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1" calcext:value-type="float">
            <text:p>2011</text:p>
          </table:table-cell>
          <table:table-cell office:value-type="float" office:value="70.18194" calcext:value-type="float">
            <text:p>70.18194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1" calcext:value-type="float">
            <text:p>2011</text:p>
          </table:table-cell>
          <table:table-cell office:value-type="float" office:value="53.56394" calcext:value-type="float">
            <text:p>53.5639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1" calcext:value-type="float">
            <text:p>2011</text:p>
          </table:table-cell>
          <table:table-cell office:value-type="float" office:value="44.2965" calcext:value-type="float">
            <text:p>44.296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1" calcext:value-type="float">
            <text:p>2011</text:p>
          </table:table-cell>
          <table:table-cell office:value-type="float" office:value="39.06913" calcext:value-type="float">
            <text:p>39.0691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1" calcext:value-type="float">
            <text:p>2011</text:p>
          </table:table-cell>
          <table:table-cell office:value-type="float" office:value="50.67148" calcext:value-type="float">
            <text:p>50.67148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1" calcext:value-type="float">
            <text:p>2011</text:p>
          </table:table-cell>
          <table:table-cell office:value-type="float" office:value="39.71617" calcext:value-type="float">
            <text:p>39.7161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1" calcext:value-type="float">
            <text:p>2011</text:p>
          </table:table-cell>
          <table:table-cell office:value-type="float" office:value="40.34245" calcext:value-type="float">
            <text:p>40.3424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1" calcext:value-type="float">
            <text:p>2011</text:p>
          </table:table-cell>
          <table:table-cell office:value-type="float" office:value="43.86654" calcext:value-type="float">
            <text:p>43.8665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1" calcext:value-type="float">
            <text:p>2011</text:p>
          </table:table-cell>
          <table:table-cell office:value-type="float" office:value="33.88967" calcext:value-type="float">
            <text:p>33.8896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1" calcext:value-type="float">
            <text:p>2011</text:p>
          </table:table-cell>
          <table:table-cell office:value-type="float" office:value="44.85752" calcext:value-type="float">
            <text:p>44.8575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1" calcext:value-type="float">
            <text:p>2011</text:p>
          </table:table-cell>
          <table:table-cell office:value-type="float" office:value="36.12146" calcext:value-type="float">
            <text:p>36.1214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1" calcext:value-type="float">
            <text:p>2011</text:p>
          </table:table-cell>
          <table:table-cell office:value-type="float" office:value="41.63939" calcext:value-type="float">
            <text:p>41.6393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1" calcext:value-type="float">
            <text:p>2011</text:p>
          </table:table-cell>
          <table:table-cell office:value-type="float" office:value="43.07416" calcext:value-type="float">
            <text:p>43.0741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1" calcext:value-type="float">
            <text:p>2011</text:p>
          </table:table-cell>
          <table:table-cell office:value-type="float" office:value="39.69978" calcext:value-type="float">
            <text:p>39.6997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1" calcext:value-type="float">
            <text:p>2011</text:p>
          </table:table-cell>
          <table:table-cell office:value-type="float" office:value="29.86329" calcext:value-type="float">
            <text:p>29.8632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1" calcext:value-type="float">
            <text:p>2011</text:p>
          </table:table-cell>
          <table:table-cell office:value-type="float" office:value="45.55448" calcext:value-type="float">
            <text:p>45.5544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1" calcext:value-type="float">
            <text:p>2011</text:p>
          </table:table-cell>
          <table:table-cell office:value-type="float" office:value="28.70529" calcext:value-type="float">
            <text:p>28.7052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1" calcext:value-type="float">
            <text:p>2011</text:p>
          </table:table-cell>
          <table:table-cell office:value-type="float" office:value="24.18323" calcext:value-type="float">
            <text:p>24.1832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1" calcext:value-type="float">
            <text:p>2011</text:p>
          </table:table-cell>
          <table:table-cell office:value-type="float" office:value="33.41237" calcext:value-type="float">
            <text:p>33.4123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1" calcext:value-type="float">
            <text:p>2011</text:p>
          </table:table-cell>
          <table:table-cell office:value-type="float" office:value="48.34576" calcext:value-type="float">
            <text:p>48.3457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1" calcext:value-type="float">
            <text:p>2011</text:p>
          </table:table-cell>
          <table:table-cell office:value-type="float" office:value="33.28966" calcext:value-type="float">
            <text:p>33.2896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1" calcext:value-type="float">
            <text:p>2011</text:p>
          </table:table-cell>
          <table:table-cell office:value-type="float" office:value="40.80277" calcext:value-type="float">
            <text:p>40.80277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1" calcext:value-type="float">
            <text:p>2011</text:p>
          </table:table-cell>
          <table:table-cell office:value-type="float" office:value="35.29686" calcext:value-type="float">
            <text:p>35.2968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1" calcext:value-type="float">
            <text:p>2011</text:p>
          </table:table-cell>
          <table:table-cell office:value-type="float" office:value="30.46324" calcext:value-type="float">
            <text:p>30.4632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1" calcext:value-type="float">
            <text:p>2011</text:p>
          </table:table-cell>
          <table:table-cell office:value-type="float" office:value="35.16105" calcext:value-type="float">
            <text:p>35.1610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1" calcext:value-type="float">
            <text:p>2011</text:p>
          </table:table-cell>
          <table:table-cell office:value-type="float" office:value="37.59299" calcext:value-type="float">
            <text:p>37.5929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1" calcext:value-type="float">
            <text:p>2011</text:p>
          </table:table-cell>
          <table:table-cell office:value-type="float" office:value="36.35573" calcext:value-type="float">
            <text:p>36.35573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1" calcext:value-type="float">
            <text:p>2011</text:p>
          </table:table-cell>
          <table:table-cell office:value-type="float" office:value="33.12795" calcext:value-type="float">
            <text:p>33.1279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1" calcext:value-type="float">
            <text:p>2011</text:p>
          </table:table-cell>
          <table:table-cell office:value-type="float" office:value="30.286" calcext:value-type="float">
            <text:p>30.28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1" calcext:value-type="float">
            <text:p>2011</text:p>
          </table:table-cell>
          <table:table-cell office:value-type="float" office:value="31.70273" calcext:value-type="float">
            <text:p>31.7027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1" calcext:value-type="float">
            <text:p>2011</text:p>
          </table:table-cell>
          <table:table-cell office:value-type="float" office:value="38.5076" calcext:value-type="float">
            <text:p>38.507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1" calcext:value-type="float">
            <text:p>2011</text:p>
          </table:table-cell>
          <table:table-cell office:value-type="float" office:value="30.99087" calcext:value-type="float">
            <text:p>30.9908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1" calcext:value-type="float">
            <text:p>2011</text:p>
          </table:table-cell>
          <table:table-cell office:value-type="float" office:value="34.43408" calcext:value-type="float">
            <text:p>34.4340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1" calcext:value-type="float">
            <text:p>2011</text:p>
          </table:table-cell>
          <table:table-cell office:value-type="float" office:value="42.06861" calcext:value-type="float">
            <text:p>42.0686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1" calcext:value-type="float">
            <text:p>2011</text:p>
          </table:table-cell>
          <table:table-cell office:value-type="float" office:value="29.96074" calcext:value-type="float">
            <text:p>29.9607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1" calcext:value-type="float">
            <text:p>2011</text:p>
          </table:table-cell>
          <table:table-cell office:value-type="float" office:value="29.6985" calcext:value-type="float">
            <text:p>29.6985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1" calcext:value-type="float">
            <text:p>2011</text:p>
          </table:table-cell>
          <table:table-cell office:value-type="float" office:value="28.51413" calcext:value-type="float">
            <text:p>28.5141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1" calcext:value-type="float">
            <text:p>2011</text:p>
          </table:table-cell>
          <table:table-cell office:value-type="float" office:value="46.16031" calcext:value-type="float">
            <text:p>46.16031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1" calcext:value-type="float">
            <text:p>2011</text:p>
          </table:table-cell>
          <table:table-cell office:value-type="float" office:value="27.06382" calcext:value-type="float">
            <text:p>27.06382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1" calcext:value-type="float">
            <text:p>2011</text:p>
          </table:table-cell>
          <table:table-cell office:value-type="float" office:value="30.81774" calcext:value-type="float">
            <text:p>30.8177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1" calcext:value-type="float">
            <text:p>2011</text:p>
          </table:table-cell>
          <table:table-cell office:value-type="float" office:value="30.52946" calcext:value-type="float">
            <text:p>30.5294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1" calcext:value-type="float">
            <text:p>2011</text:p>
          </table:table-cell>
          <table:table-cell office:value-type="float" office:value="32.07211" calcext:value-type="float">
            <text:p>32.07211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1" calcext:value-type="float">
            <text:p>2011</text:p>
          </table:table-cell>
          <table:table-cell office:value-type="float" office:value="24.87627" calcext:value-type="float">
            <text:p>24.876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1" calcext:value-type="float">
            <text:p>2011</text:p>
          </table:table-cell>
          <table:table-cell office:value-type="float" office:value="32.95176" calcext:value-type="float">
            <text:p>32.95176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1" calcext:value-type="float">
            <text:p>2011</text:p>
          </table:table-cell>
          <table:table-cell office:value-type="float" office:value="23.76135" calcext:value-type="float">
            <text:p>23.761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1" calcext:value-type="float">
            <text:p>2011</text:p>
          </table:table-cell>
          <table:table-cell office:value-type="float" office:value="37.7411" calcext:value-type="float">
            <text:p>37.741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1" calcext:value-type="float">
            <text:p>2011</text:p>
          </table:table-cell>
          <table:table-cell office:value-type="float" office:value="34.46674" calcext:value-type="float">
            <text:p>34.4667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1" calcext:value-type="float">
            <text:p>2011</text:p>
          </table:table-cell>
          <table:table-cell office:value-type="float" office:value="30.2781" calcext:value-type="float">
            <text:p>30.278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1" calcext:value-type="float">
            <text:p>2011</text:p>
          </table:table-cell>
          <table:table-cell office:value-type="float" office:value="32.66199" calcext:value-type="float">
            <text:p>32.6619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1" calcext:value-type="float">
            <text:p>2011</text:p>
          </table:table-cell>
          <table:table-cell office:value-type="float" office:value="33.85607" calcext:value-type="float">
            <text:p>33.8560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1" calcext:value-type="float">
            <text:p>2011</text:p>
          </table:table-cell>
          <table:table-cell office:value-type="float" office:value="33.81004" calcext:value-type="float">
            <text:p>33.8100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1" calcext:value-type="float">
            <text:p>2011</text:p>
          </table:table-cell>
          <table:table-cell office:value-type="float" office:value="31.95245" calcext:value-type="float">
            <text:p>31.9524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1" calcext:value-type="float">
            <text:p>2011</text:p>
          </table:table-cell>
          <table:table-cell office:value-type="float" office:value="51.09879" calcext:value-type="float">
            <text:p>51.0987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1" calcext:value-type="float">
            <text:p>2011</text:p>
          </table:table-cell>
          <table:table-cell office:value-type="float" office:value="22.33704" calcext:value-type="float">
            <text:p>22.3370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1" calcext:value-type="float">
            <text:p>2011</text:p>
          </table:table-cell>
          <table:table-cell office:value-type="float" office:value="26.76712" calcext:value-type="float">
            <text:p>26.76712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1" calcext:value-type="float">
            <text:p>2011</text:p>
          </table:table-cell>
          <table:table-cell office:value-type="float" office:value="29.50526" calcext:value-type="float">
            <text:p>29.50526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1" calcext:value-type="float">
            <text:p>2011</text:p>
          </table:table-cell>
          <table:table-cell office:value-type="float" office:value="26.28996" calcext:value-type="float">
            <text:p>26.2899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1" calcext:value-type="float">
            <text:p>2011</text:p>
          </table:table-cell>
          <table:table-cell office:value-type="float" office:value="26.90912" calcext:value-type="float">
            <text:p>26.90912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1" calcext:value-type="float">
            <text:p>2011</text:p>
          </table:table-cell>
          <table:table-cell office:value-type="float" office:value="39.42666" calcext:value-type="float">
            <text:p>39.4266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1" calcext:value-type="float">
            <text:p>2011</text:p>
          </table:table-cell>
          <table:table-cell office:value-type="float" office:value="28.64383" calcext:value-type="float">
            <text:p>28.6438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1" calcext:value-type="float">
            <text:p>2011</text:p>
          </table:table-cell>
          <table:table-cell office:value-type="float" office:value="26.44299" calcext:value-type="float">
            <text:p>26.44299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1" calcext:value-type="float">
            <text:p>2011</text:p>
          </table:table-cell>
          <table:table-cell office:value-type="float" office:value="29.04377" calcext:value-type="float">
            <text:p>29.0437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1" calcext:value-type="float">
            <text:p>2011</text:p>
          </table:table-cell>
          <table:table-cell office:value-type="float" office:value="27.63231" calcext:value-type="float">
            <text:p>27.6323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1" calcext:value-type="float">
            <text:p>2011</text:p>
          </table:table-cell>
          <table:table-cell office:value-type="float" office:value="34.24892" calcext:value-type="float">
            <text:p>34.2489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1" calcext:value-type="float">
            <text:p>2011</text:p>
          </table:table-cell>
          <table:table-cell office:value-type="float" office:value="24.70782" calcext:value-type="float">
            <text:p>24.7078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1" calcext:value-type="float">
            <text:p>2011</text:p>
          </table:table-cell>
          <table:table-cell office:value-type="float" office:value="25.40459" calcext:value-type="float">
            <text:p>25.4045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1" calcext:value-type="float">
            <text:p>2011</text:p>
          </table:table-cell>
          <table:table-cell office:value-type="float" office:value="26.50216" calcext:value-type="float">
            <text:p>26.5021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1" calcext:value-type="float">
            <text:p>2011</text:p>
          </table:table-cell>
          <table:table-cell office:value-type="float" office:value="28.62187" calcext:value-type="float">
            <text:p>28.6218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1" calcext:value-type="float">
            <text:p>2011</text:p>
          </table:table-cell>
          <table:table-cell office:value-type="float" office:value="29.83002" calcext:value-type="float">
            <text:p>29.8300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1" calcext:value-type="float">
            <text:p>2011</text:p>
          </table:table-cell>
          <table:table-cell office:value-type="float" office:value="24.67952" calcext:value-type="float">
            <text:p>24.6795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1" calcext:value-type="float">
            <text:p>2011</text:p>
          </table:table-cell>
          <table:table-cell office:value-type="float" office:value="23.82138" calcext:value-type="float">
            <text:p>23.8213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1" calcext:value-type="float">
            <text:p>2011</text:p>
          </table:table-cell>
          <table:table-cell office:value-type="float" office:value="23.75235" calcext:value-type="float">
            <text:p>23.7523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1" calcext:value-type="float">
            <text:p>2011</text:p>
          </table:table-cell>
          <table:table-cell office:value-type="float" office:value="29.8107" calcext:value-type="float">
            <text:p>29.8107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1" calcext:value-type="float">
            <text:p>2011</text:p>
          </table:table-cell>
          <table:table-cell office:value-type="float" office:value="26.93975" calcext:value-type="float">
            <text:p>26.9397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1" calcext:value-type="float">
            <text:p>2011</text:p>
          </table:table-cell>
          <table:table-cell office:value-type="float" office:value="31.88795" calcext:value-type="float">
            <text:p>31.8879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1" calcext:value-type="float">
            <text:p>2011</text:p>
          </table:table-cell>
          <table:table-cell office:value-type="float" office:value="30.02285" calcext:value-type="float">
            <text:p>30.0228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1" calcext:value-type="float">
            <text:p>2011</text:p>
          </table:table-cell>
          <table:table-cell office:value-type="float" office:value="27.58701" calcext:value-type="float">
            <text:p>27.5870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1" calcext:value-type="float">
            <text:p>2011</text:p>
          </table:table-cell>
          <table:table-cell office:value-type="float" office:value="22.11227" calcext:value-type="float">
            <text:p>22.1122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1" calcext:value-type="float">
            <text:p>2011</text:p>
          </table:table-cell>
          <table:table-cell office:value-type="float" office:value="28.78946" calcext:value-type="float">
            <text:p>28.7894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1" calcext:value-type="float">
            <text:p>2011</text:p>
          </table:table-cell>
          <table:table-cell office:value-type="float" office:value="35.11906" calcext:value-type="float">
            <text:p>35.11906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1" calcext:value-type="float">
            <text:p>2011</text:p>
          </table:table-cell>
          <table:table-cell office:value-type="float" office:value="27.20371" calcext:value-type="float">
            <text:p>27.2037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1" calcext:value-type="float">
            <text:p>2011</text:p>
          </table:table-cell>
          <table:table-cell office:value-type="float" office:value="14.90296" calcext:value-type="float">
            <text:p>14.9029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1" calcext:value-type="float">
            <text:p>2011</text:p>
          </table:table-cell>
          <table:table-cell office:value-type="float" office:value="24.60909" calcext:value-type="float">
            <text:p>24.6090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1" calcext:value-type="float">
            <text:p>2011</text:p>
          </table:table-cell>
          <table:table-cell office:value-type="float" office:value="22.96875" calcext:value-type="float">
            <text:p>22.9687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25.89769" calcext:value-type="float">
            <text:p>25.8976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1" calcext:value-type="float">
            <text:p>2011</text:p>
          </table:table-cell>
          <table:table-cell office:value-type="float" office:value="25.91903" calcext:value-type="float">
            <text:p>25.9190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1" calcext:value-type="float">
            <text:p>2011</text:p>
          </table:table-cell>
          <table:table-cell office:value-type="float" office:value="21.19878" calcext:value-type="float">
            <text:p>21.1987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1" calcext:value-type="float">
            <text:p>2011</text:p>
          </table:table-cell>
          <table:table-cell office:value-type="float" office:value="22.13967" calcext:value-type="float">
            <text:p>22.1396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1" calcext:value-type="float">
            <text:p>2011</text:p>
          </table:table-cell>
          <table:table-cell office:value-type="float" office:value="29.70855" calcext:value-type="float">
            <text:p>29.70855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1" calcext:value-type="float">
            <text:p>2011</text:p>
          </table:table-cell>
          <table:table-cell office:value-type="float" office:value="21.65489" calcext:value-type="float">
            <text:p>21.6548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1" calcext:value-type="float">
            <text:p>2011</text:p>
          </table:table-cell>
          <table:table-cell office:value-type="float" office:value="22.17671" calcext:value-type="float">
            <text:p>22.1767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1" calcext:value-type="float">
            <text:p>2011</text:p>
          </table:table-cell>
          <table:table-cell office:value-type="float" office:value="24.48757" calcext:value-type="float">
            <text:p>24.4875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1" calcext:value-type="float">
            <text:p>2011</text:p>
          </table:table-cell>
          <table:table-cell office:value-type="float" office:value="26.56912" calcext:value-type="float">
            <text:p>26.5691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1" calcext:value-type="float">
            <text:p>2011</text:p>
          </table:table-cell>
          <table:table-cell office:value-type="float" office:value="27.27781" calcext:value-type="float">
            <text:p>27.2778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1" calcext:value-type="float">
            <text:p>2011</text:p>
          </table:table-cell>
          <table:table-cell office:value-type="float" office:value="22.4349" calcext:value-type="float">
            <text:p>22.434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1" calcext:value-type="float">
            <text:p>2011</text:p>
          </table:table-cell>
          <table:table-cell office:value-type="float" office:value="24.86844" calcext:value-type="float">
            <text:p>24.8684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1" calcext:value-type="float">
            <text:p>2011</text:p>
          </table:table-cell>
          <table:table-cell office:value-type="float" office:value="24.27348" calcext:value-type="float">
            <text:p>24.2734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1" calcext:value-type="float">
            <text:p>2011</text:p>
          </table:table-cell>
          <table:table-cell office:value-type="float" office:value="24.10707" calcext:value-type="float">
            <text:p>24.1070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1" calcext:value-type="float">
            <text:p>2011</text:p>
          </table:table-cell>
          <table:table-cell office:value-type="float" office:value="21.10293" calcext:value-type="float">
            <text:p>21.1029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1" calcext:value-type="float">
            <text:p>2011</text:p>
          </table:table-cell>
          <table:table-cell office:value-type="float" office:value="24.49336" calcext:value-type="float">
            <text:p>24.4933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1" calcext:value-type="float">
            <text:p>2011</text:p>
          </table:table-cell>
          <table:table-cell office:value-type="float" office:value="25.29546" calcext:value-type="float">
            <text:p>25.2954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1" calcext:value-type="float">
            <text:p>2011</text:p>
          </table:table-cell>
          <table:table-cell office:value-type="float" office:value="24.33897" calcext:value-type="float">
            <text:p>24.3389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1" calcext:value-type="float">
            <text:p>2011</text:p>
          </table:table-cell>
          <table:table-cell office:value-type="float" office:value="24.52247" calcext:value-type="float">
            <text:p>24.5224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1" calcext:value-type="float">
            <text:p>2011</text:p>
          </table:table-cell>
          <table:table-cell office:value-type="float" office:value="26.87722" calcext:value-type="float">
            <text:p>26.8772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1" calcext:value-type="float">
            <text:p>2011</text:p>
          </table:table-cell>
          <table:table-cell office:value-type="float" office:value="30.40804" calcext:value-type="float">
            <text:p>30.4080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22.10424" calcext:value-type="float">
            <text:p>22.1042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1" calcext:value-type="float">
            <text:p>2011</text:p>
          </table:table-cell>
          <table:table-cell office:value-type="float" office:value="19.35236" calcext:value-type="float">
            <text:p>19.35236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1" calcext:value-type="float">
            <text:p>2011</text:p>
          </table:table-cell>
          <table:table-cell office:value-type="float" office:value="17.99883" calcext:value-type="float">
            <text:p>17.9988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1" calcext:value-type="float">
            <text:p>2011</text:p>
          </table:table-cell>
          <table:table-cell office:value-type="float" office:value="16.24563" calcext:value-type="float">
            <text:p>16.2456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1" calcext:value-type="float">
            <text:p>2011</text:p>
          </table:table-cell>
          <table:table-cell office:value-type="float" office:value="22.29767" calcext:value-type="float">
            <text:p>22.2976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1" calcext:value-type="float">
            <text:p>2011</text:p>
          </table:table-cell>
          <table:table-cell office:value-type="float" office:value="21.10559" calcext:value-type="float">
            <text:p>21.10559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1" calcext:value-type="float">
            <text:p>2011</text:p>
          </table:table-cell>
          <table:table-cell office:value-type="float" office:value="21.54337" calcext:value-type="float">
            <text:p>21.54337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1" calcext:value-type="float">
            <text:p>2011</text:p>
          </table:table-cell>
          <table:table-cell office:value-type="float" office:value="20.21067" calcext:value-type="float">
            <text:p>20.2106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1" calcext:value-type="float">
            <text:p>2011</text:p>
          </table:table-cell>
          <table:table-cell office:value-type="float" office:value="22.71689" calcext:value-type="float">
            <text:p>22.7168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1" calcext:value-type="float">
            <text:p>2011</text:p>
          </table:table-cell>
          <table:table-cell office:value-type="float" office:value="20.40463" calcext:value-type="float">
            <text:p>20.40463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1" calcext:value-type="float">
            <text:p>2011</text:p>
          </table:table-cell>
          <table:table-cell office:value-type="float" office:value="24.75597" calcext:value-type="float">
            <text:p>24.75597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1" calcext:value-type="float">
            <text:p>2011</text:p>
          </table:table-cell>
          <table:table-cell office:value-type="float" office:value="20.05035" calcext:value-type="float">
            <text:p>20.05035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1" calcext:value-type="float">
            <text:p>2011</text:p>
          </table:table-cell>
          <table:table-cell office:value-type="float" office:value="16.03173" calcext:value-type="float">
            <text:p>16.0317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1" calcext:value-type="float">
            <text:p>2011</text:p>
          </table:table-cell>
          <table:table-cell office:value-type="float" office:value="18.04128" calcext:value-type="float">
            <text:p>18.0412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1" calcext:value-type="float">
            <text:p>2011</text:p>
          </table:table-cell>
          <table:table-cell office:value-type="float" office:value="18.89497" calcext:value-type="float">
            <text:p>18.89497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1" calcext:value-type="float">
            <text:p>2011</text:p>
          </table:table-cell>
          <table:table-cell office:value-type="float" office:value="10.09626" calcext:value-type="float">
            <text:p>10.09626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1" calcext:value-type="float">
            <text:p>2011</text:p>
          </table:table-cell>
          <table:table-cell office:value-type="float" office:value="19.12177" calcext:value-type="float">
            <text:p>19.12177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1" calcext:value-type="float">
            <text:p>2011</text:p>
          </table:table-cell>
          <table:table-cell office:value-type="float" office:value="22.01865" calcext:value-type="float">
            <text:p>22.0186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1" calcext:value-type="float">
            <text:p>2011</text:p>
          </table:table-cell>
          <table:table-cell office:value-type="float" office:value="20.1449" calcext:value-type="float">
            <text:p>20.144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1" calcext:value-type="float">
            <text:p>2011</text:p>
          </table:table-cell>
          <table:table-cell office:value-type="float" office:value="15.63758" calcext:value-type="float">
            <text:p>15.63758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1" calcext:value-type="float">
            <text:p>2011</text:p>
          </table:table-cell>
          <table:table-cell office:value-type="float" office:value="20.80347" calcext:value-type="float">
            <text:p>20.8034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1" calcext:value-type="float">
            <text:p>2011</text:p>
          </table:table-cell>
          <table:table-cell office:value-type="float" office:value="15.17093" calcext:value-type="float">
            <text:p>15.17093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1" calcext:value-type="float">
            <text:p>2011</text:p>
          </table:table-cell>
          <table:table-cell office:value-type="float" office:value="25.57818" calcext:value-type="float">
            <text:p>25.57818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1" calcext:value-type="float">
            <text:p>2011</text:p>
          </table:table-cell>
          <table:table-cell office:value-type="float" office:value="9.834057" calcext:value-type="float">
            <text:p>9.83405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2" calcext:value-type="float">
            <text:p>20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2" calcext:value-type="float">
            <text:p>20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2" calcext:value-type="float">
            <text:p>20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2" calcext:value-type="float">
            <text:p>20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2" calcext:value-type="float">
            <text:p>20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2" calcext:value-type="float">
            <text:p>20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2" calcext:value-type="float">
            <text:p>20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2" calcext:value-type="float">
            <text:p>20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2" calcext:value-type="float">
            <text:p>20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2" calcext:value-type="float">
            <text:p>20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2" calcext:value-type="float">
            <text:p>20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2" calcext:value-type="float">
            <text:p>20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2" calcext:value-type="float">
            <text:p>20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2" calcext:value-type="float">
            <text:p>20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2" calcext:value-type="float">
            <text:p>20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2" calcext:value-type="float">
            <text:p>20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2" calcext:value-type="float">
            <text:p>20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2" calcext:value-type="float">
            <text:p>20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2" calcext:value-type="float">
            <text:p>20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2" calcext:value-type="float">
            <text:p>20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2" calcext:value-type="float">
            <text:p>20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2" calcext:value-type="float">
            <text:p>20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2" calcext:value-type="float">
            <text:p>20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3" calcext:value-type="float">
            <text:p>20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3" calcext:value-type="float">
            <text:p>20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3" calcext:value-type="float">
            <text:p>20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3" calcext:value-type="float">
            <text:p>20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3" calcext:value-type="float">
            <text:p>20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3" calcext:value-type="float">
            <text:p>201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3" calcext:value-type="float">
            <text:p>20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3" calcext:value-type="float">
            <text:p>201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3" calcext:value-type="float">
            <text:p>20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3" calcext:value-type="float">
            <text:p>20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3" calcext:value-type="float">
            <text:p>20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3" calcext:value-type="float">
            <text:p>20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3" calcext:value-type="float">
            <text:p>20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3" calcext:value-type="float">
            <text:p>20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3" calcext:value-type="float">
            <text:p>20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3" calcext:value-type="float">
            <text:p>20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3" calcext:value-type="float">
            <text:p>20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3" calcext:value-type="float">
            <text:p>20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3" calcext:value-type="float">
            <text:p>20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3" calcext:value-type="float">
            <text:p>20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3" calcext:value-type="float">
            <text:p>20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4" calcext:value-type="float">
            <text:p>20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4" calcext:value-type="float">
            <text:p>20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4" calcext:value-type="float">
            <text:p>20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4" calcext:value-type="float">
            <text:p>20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4" calcext:value-type="float">
            <text:p>20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4" calcext:value-type="float">
            <text:p>20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4" calcext:value-type="float">
            <text:p>20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4" calcext:value-type="float">
            <text:p>201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4" calcext:value-type="float">
            <text:p>20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4" calcext:value-type="float">
            <text:p>20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4" calcext:value-type="float">
            <text:p>20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4" calcext:value-type="float">
            <text:p>20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4" calcext:value-type="float">
            <text:p>20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4" calcext:value-type="float">
            <text:p>20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4" calcext:value-type="float">
            <text:p>20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4" calcext:value-type="float">
            <text:p>20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4" calcext:value-type="float">
            <text:p>20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4" calcext:value-type="float">
            <text:p>20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5" calcext:value-type="float">
            <text:p>20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5" calcext:value-type="float">
            <text:p>20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5" calcext:value-type="float">
            <text:p>2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5" calcext:value-type="float">
            <text:p>20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5" calcext:value-type="float">
            <text:p>20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5" calcext:value-type="float">
            <text:p>20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5" calcext:value-type="float">
            <text:p>20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5" calcext:value-type="float">
            <text:p>20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5" calcext:value-type="float">
            <text:p>20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5" calcext:value-type="float">
            <text:p>20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5" calcext:value-type="float">
            <text:p>20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5" calcext:value-type="float">
            <text:p>20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5" calcext:value-type="float">
            <text:p>20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5" calcext:value-type="float">
            <text:p>20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5" calcext:value-type="float">
            <text:p>20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5" calcext:value-type="float">
            <text:p>20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5" calcext:value-type="float">
            <text:p>20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5" calcext:value-type="float">
            <text:p>20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5" calcext:value-type="float">
            <text:p>20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5" calcext:value-type="float">
            <text:p>20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5" calcext:value-type="float">
            <text:p>2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5" calcext:value-type="float">
            <text:p>20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6" calcext:value-type="float">
            <text:p>2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6" calcext:value-type="float">
            <text:p>2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6" calcext:value-type="float">
            <text:p>20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6" calcext:value-type="float">
            <text:p>20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6" calcext:value-type="float">
            <text:p>20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6" calcext:value-type="float">
            <text:p>201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6" calcext:value-type="float">
            <text:p>20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6" calcext:value-type="float">
            <text:p>20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6" calcext:value-type="float">
            <text:p>20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6" calcext:value-type="float">
            <text:p>20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6" calcext:value-type="float">
            <text:p>201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6" calcext:value-type="float">
            <text:p>20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6" calcext:value-type="float">
            <text:p>2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6" calcext:value-type="float">
            <text:p>20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6" calcext:value-type="float">
            <text:p>20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6" calcext:value-type="float">
            <text:p>2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6" calcext:value-type="float">
            <text:p>20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6" calcext:value-type="float">
            <text:p>20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017" calcext:value-type="float">
            <text:p>20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017" calcext:value-type="float">
            <text:p>20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17" calcext:value-type="float">
            <text:p>20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017" calcext:value-type="float">
            <text:p>20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017" calcext:value-type="float">
            <text:p>20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7" calcext:value-type="float">
            <text:p>20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17" calcext:value-type="float">
            <text:p>20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17" calcext:value-type="float">
            <text:p>20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017" calcext:value-type="float">
            <text:p>20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7" calcext:value-type="float">
            <text:p>20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17" calcext:value-type="float">
            <text:p>20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7" calcext:value-type="float">
            <text:p>20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7" calcext:value-type="float">
            <text:p>20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7" calcext:value-type="float">
            <text:p>20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7" calcext:value-type="float">
            <text:p>20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2017" calcext:value-type="float">
            <text:p>20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017" calcext:value-type="float">
            <text:p>20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7" calcext:value-type="float">
            <text:p>20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7" calcext:value-type="float">
            <text:p>20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inea Bissau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35:56.602977529</meta:creation-date>
    <dc:date>2019-12-15T19:40:47.889119910</dc:date>
    <meta:editing-duration>PT4M51S</meta:editing-duration>
    <meta:editing-cycles>2</meta:editing-cycles>
    <meta:generator>LibreOffice/6.0.7.3$Linux_X86_64 LibreOffice_project/00m0$Build-3</meta:generator>
    <meta:document-statistic meta:table-count="1" meta:cell-count="9313" meta:object-count="0"/>
  </office:meta>
</office:document-meta>
</file>